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clean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67d3" officeooo:paragraph-rsid="001a67d3"/>
    </style:style>
    <style:style style:name="P2" style:family="paragraph" style:parent-style-name="Standard">
      <style:paragraph-properties fo:text-align="end" style:justify-single-word="false"/>
      <style:text-properties officeooo:rsid="001a67d3" officeooo:paragraph-rsid="001a67d3"/>
    </style:style>
    <style:style style:name="P3" style:family="paragraph" style:parent-style-name="Standard">
      <style:paragraph-properties fo:text-align="end" style:justify-single-word="false"/>
      <style:text-properties fo:font-weight="bold" officeooo:rsid="001a67d3" officeooo:paragraph-rsid="001a67d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style="italic" officeooo:rsid="001a67d3" officeooo:paragraph-rsid="001a67d3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1a67d3" officeooo:paragraph-rsid="001a67d3" style:font-style-asian="italic" style:font-style-complex="italic"/>
    </style:style>
    <style:style style:name="P6" style:family="paragraph" style:parent-style-name="Standard">
      <style:paragraph-properties fo:text-align="end" style:justify-single-word="false"/>
      <style:text-properties fo:font-style="italic" officeooo:rsid="001a67d3" officeooo:paragraph-rsid="001a67d3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60pt" fo:font-weight="bold" officeooo:rsid="001a67d3" officeooo:paragraph-rsid="001a67d3" style:font-size-asian="60pt" style:font-weight-asian="bold" style:font-size-complex="6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officeooo:rsid="001a67d3" officeooo:paragraph-rsid="001a67d3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a67d3" officeooo:paragraph-rsid="001a67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04203" officeooo:paragraph-rsid="0020420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a67d3" officeooo:paragraph-rsid="001c749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a67d3" officeooo:paragraph-rsid="001e2069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a67d3" officeooo:paragraph-rsid="001e206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c7491" officeooo:paragraph-rsid="001c7491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1e2069" officeooo:paragraph-rsid="001e2069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1fa4e6" officeooo:paragraph-rsid="001fa4e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fa4e6" officeooo:paragraph-rsid="001fa4e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04203" officeooo:paragraph-rsid="00204203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204203" officeooo:paragraph-rsid="0020420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a67d3" officeooo:paragraph-rsid="001c7491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a67d3" officeooo:paragraph-rsid="00204203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2072bb" officeooo:paragraph-rsid="002072bb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72bb" officeooo:paragraph-rsid="002072bb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a67d3" officeooo:paragraph-rsid="0020420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04203" officeooo:paragraph-rsid="0020420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04203" officeooo:paragraph-rsid="0020420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0pt" fo:font-style="normal" style:text-underline-style="none" fo:font-weight="normal" officeooo:rsid="00204203" officeooo:paragraph-rsid="0020420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Header">
      <style:paragraph-properties fo:text-align="end" style:justify-single-word="false"/>
      <style:text-properties officeooo:rsid="0021e784" officeooo:paragraph-rsid="0021e784"/>
    </style:style>
    <style:style style:name="P29" style:family="paragraph" style:parent-style-name="Footer">
      <style:paragraph-properties fo:text-align="end" style:justify-single-word="false"/>
      <style:text-properties fo:font-style="italic" officeooo:rsid="0021e784" officeooo:paragraph-rsid="0021e784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d974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7491"/>
    </style:style>
    <style:style style:name="T6" style:family="text">
      <style:text-properties officeooo:rsid="001fa4e6"/>
    </style:style>
    <style:style style:name="T7" style:family="text">
      <style:text-properties style:font-name="Liberation Serif1"/>
    </style:style>
    <style:style style:name="T8" style:family="text">
      <style:text-properties officeooo:rsid="0020420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officeooo:rsid="0022d9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àctica 1. Estructures de dades bàsiques. Piles i cues. </text:p>
      <text:p text:style-name="P7">Pràctica 1</text:p>
      <text:p text:style-name="P5"><text:span text:style-name="T4">Estructura de Dades </text:span>– Universitat de Barcelona</text:p>
      <text:p text:style-name="P4">Rubén Ballester Bautista – Oriol Rabasseda Alcai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NIUB – Nom:</text:span></text:p>
      <text:p text:style-name="P6">16799506 – Rubén Ballester Bautista</text:p>
      <text:p text:style-name="P6">16856733 – Oriol Rabasseda Alcaide</text:p>
      <text:p text:style-name="P2">Grup de Pràctiques F – Parella <text:span text:style-name="T4">1</text:span></text:p>
      <text:p text:style-name="P3">Professora:</text:p>
      <text:p text:style-name="P6">Maria Salamó</text:p>
      <text:p text:style-name="P1"><text:soft-page-break/></text:p>
      <text:p text:style-name="P8">Exercicis comentats</text:p>
      <text:p text:style-name="P8"/>
      <text:p text:style-name="P9">Exercici 1:</text:p>
      <text:p text:style-name="P9"/>
      <text:p text:style-name="P20"><text:span text:style-name="T1"><text:tab/></text:span><text:span text:style-name="T5">Com has comprovat amb una pila que l’expressió està ben aparellada? Quins errors controles i com ho fas? </text:span></text:p>
      <text:p text:style-name="P11"/>
      <text:p text:style-name="P12"><text:tab/>-<text:span text:style-name="T5">Primer hem creat una pila únicament amb els elements aritmètics que controlen l'ordre de la expressió (parèntesis, claudàtors, claus...). Després, procedim a comprovar si la pila està buida. Si ho està doncs està bé i acaba, si no procedim a executar el següent algorisme:</text:span></text:p>
      <text:p text:style-name="P12"/>
      <text:list xml:id="list4845063001129097796" text:style-name="L2">
        <text:list-item>
          <text:p text:style-name="P13"><text:span text:style-name="T5">Creem una nova pila buida anomenada «pilaAux2». La original la anomenarem «pila».</text:span></text:p>
        </text:list-item>
        <text:list-item>
          <text:p text:style-name="P15">Si «pilaAux2» està buida, transferim el últim caràcter de «pila» a «pilaAux2» <text:span text:style-name="T6">i l'eliminem de «pila». Anem directament al pas 5.</text:span></text:p>
        </text:list-item>
        <text:list-item>
          <text:p text:style-name="P16">Comprovem si el top de «pilaAux2» és igual al element oposat del top de «pila» (Nota: únicament comprovem en cas que sigui una expressió de tancada d'expressió)- Si és igual esborrem els elements dos de les dues piles i anem directament al pas 5. Si no es cert anem al pas 4.</text:p>
        </text:list-item>
        <text:list-item>
          <text:p text:style-name="P16">Transferim el element oposat de «pila» a «pilaAux2». Anem al pas 5</text:p>
        </text:list-item>
        <text:list-item>
          <text:p text:style-name="P16">Si la pila no està plena tornem a reiterar el procés a partir del pas 2.</text:p>
        </text:list-item>
      </text:list>
      <text:p text:style-name="P17"/>
      <text:p text:style-name="P17">Podem demostrar que el loop acaba. Si la mida de la pila és n i a més a més la mida de la pila és un enter positiu, <text:span text:style-name="T8">açò</text:span> implica que tenim una mida n que segueix la següent regla: 0&lt;=n. Si n=0 hem acabat l'algorisme, si no, decrementem la mida en 1 per cada iteració, i per tant tenim una mida de n-1 on n és la mida actual. Si n-1 = 0 la pila és buida i el algorisme acaba, si no repetim el procés fins que n' = 0. QED</text:p>
      <text:p text:style-name="P14"/>
      <text:p text:style-name="P17">Per finalitzar, si pila 2 és buida =&gt; la expressió és correcta.</text:p>
      <text:p text:style-name="P17">La complexitat de l'algorisme és d'O(n). Açò es perquè tenim O(n) de crear la primera pila + O(n) de comprovar tots els elements de la primera pila + O(1) (sentències constants) =&gt; f(n) = 2xO(n) + O(1) <text:span text:style-name="T7">є O(n)</text:span></text:p>
      <text:p text:style-name="P14"/>
      <text:p text:style-name="P18"><text:tab/>Els errors que controlem són:</text:p>
      <text:list xml:id="list6680222120962204753" text:style-name="L3">
        <text:list-item>
          <text:p text:style-name="P19">Pila buida (mètodes pop(), top())</text:p>
        </text:list-item>
        <text:list-item>
          <text:p text:style-name="P19">Pila plena (mètodes <text:s/>push(char c))</text:p>
        </text:list-item>
      </text:list>
      <text:p text:style-name="P10"/>
      <text:p text:style-name="P9">Exercici 2:</text:p>
      <text:p text:style-name="P21"><text:span text:style-name="T1"><text:tab/></text:span>Quina és la sortida del main?</text:p>
      <text:p text:style-name="P21"/>
      <text:p text:style-name="P27">Mida actual de la cua: 0</text:p>
      <text:p text:style-name="P27">Encuem 3 elements a la cua...</text:p>
      <text:p text:style-name="P27">1</text:p>
      <text:p text:style-name="P27">2</text:p>
      <text:p text:style-name="P27">3</text:p>
      <text:p text:style-name="P27">Cua plena (0: no, 1: si): 1</text:p>
      <text:p text:style-name="P27">Traiem 1er element de la cua: 1</text:p>
      <text:p text:style-name="P27">2</text:p>
      <text:p text:style-name="P27">3</text:p>
      <text:p text:style-name="P27"><text:soft-page-break/>Traiem 2on element de la cua: 2</text:p>
      <text:p text:style-name="P27">Encuem 2 elements a la cua... </text:p>
      <text:p text:style-name="P27">Traiem 3er element de la cua: 3</text:p>
      <text:p text:style-name="P27">Mida actual de la cua: 2</text:p>
      <text:p text:style-name="P27">4</text:p>
      <text:p text:style-name="P27">5</text:p>
      <text:p text:style-name="P27">Cua buida (0:no, 1:si): 0</text:p>
      <text:p text:style-name="P21"><text:span text:style-name="T1"><text:s/><text:tab/></text:span>Quins errors controleu dels que es poden produir quan es demana afegir o eliminar elements de la cua?<text:span text:style-name="T1"> </text:span></text:p>
      <text:p text:style-name="P24"/>
      <text:list xml:id="list1531996863172586066" text:style-name="L4">
        <text:list-item>
          <text:p text:style-name="P25"><text:span text:style-name="T1">Afegir elements a la cua: Excepció de cua plena</text:span></text:p>
        </text:list-item>
        <text:list-item>
          <text:p text:style-name="P25"><text:span text:style-name="T1">Suprimir element de la cua: Excepció de cua buida.</text:span></text:p>
        </text:list-item>
      </text:list>
      <text:p text:style-name="P26"><text:span text:style-name="T1"/></text:p>
      <text:p text:style-name="P21"><text:span text:style-name="T1"><text:tab/></text:span>Què feu per controlar els errors i com ho feu? </text:p>
      <text:p text:style-name="P21"/>
      <text:list xml:id="list4990668937852196787" text:style-name="L5">
        <text:list-item>
          <text:p text:style-name="P22">Cua plena. Si sentinella de mida de cua = mida màxima =&gt; llancem excepció de «out_of_range» (cua plena).</text:p>
        </text:list-item>
        <text:list-item>
          <text:p text:style-name="P22">Cua buida. Si sentinella de mida de cua = 0=&gt; llancem excepció de «out_of_range» (cua buida).</text:p>
        </text:list-item>
      </text:list>
      <text:p text:style-name="P23"/>
      <text:p text:style-name="P23"/>
      <text:p text:style-name="P9">Exercici 3:</text:p>
      <text:p text:style-name="P9"/>
      <text:p text:style-name="P9"><text:tab/><text:span text:style-name="T3">Hem implementat els mateixos algoritmes que a l'exercici 1 però amb templates de C++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clean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1e784" officeooo:paragraph-rsid="0021e784"/>
    </style:style>
    <style:style style:name="MP2" style:family="paragraph" style:parent-style-name="Footer">
      <style:paragraph-properties fo:text-align="end" style:justify-single-word="false"/>
      <style:text-properties fo:font-style="italic" officeooo:rsid="0021e784" officeooo:paragraph-rsid="0021e784" style:font-style-asian="italic" style:font-style-complex="italic"/>
    </style:style>
    <style:style style:name="M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Universitat de Barcelona</text:span><text:span text:style-name="MT2"> – Estructura de Dades</text:span> – <text:span text:style-name="MT3">Pràctica 1</text:span></text:p>
      </style:header>
      <style:footer>
        <text:p text:style-name="MP2"><text:span text:style-name="MT4">Enginyeria Informàtica </text:span><text:span text:style-name="MT3">- Rubén</text:span> Ballester Bautista – <text:span text:style-name="MT3">Oriol </text:span>Rabasseda Alcaide - Pàgina <text:page-number text:select-page="current">3</text:page-number> de 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6:16:03.865080900</meta:creation-date>
    <dc:date>2016-03-30T17:22:47.209011400</dc:date>
    <meta:editing-duration>PT50M10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3" meta:paragraph-count="53" meta:word-count="581" meta:character-count="3125" meta:non-whitespace-character-count="2585"/>
  </office:meta>
</office:document-meta>
</file>